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67078" officeooo:paragraph-rsid="00167078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Heading_20_2">
      <style:text-properties officeooo:rsid="00167078" officeooo:paragraph-rsid="00167078"/>
    </style:style>
    <style:style style:name="P4" style:family="paragraph" style:parent-style-name="Text_20_body" style:list-style-name="L1">
      <style:text-properties fo:font-weight="normal" officeooo:rsid="00167078" officeooo:paragraph-rsid="00167078" style:font-weight-asian="normal" style:font-weight-complex="normal"/>
    </style:style>
    <style:style style:name="P5" style:family="paragraph" style:parent-style-name="Heading_20_2">
      <style:text-properties officeooo:rsid="00178f76" officeooo:paragraph-rsid="00178f76"/>
    </style:style>
    <style:style style:name="P6" style:family="paragraph" style:parent-style-name="Text_20_body">
      <style:text-properties officeooo:rsid="00178f76" officeooo:paragraph-rsid="00178f76"/>
    </style:style>
    <style:style style:name="P7" style:family="paragraph" style:parent-style-name="Preformatted_20_Text">
      <style:text-properties officeooo:paragraph-rsid="00187e65"/>
    </style:style>
    <style:style style:name="P8" style:family="paragraph" style:parent-style-name="Heading_20_2">
      <style:text-properties officeooo:rsid="00191026" officeooo:paragraph-rsid="00191026"/>
    </style:style>
    <style:style style:name="P9" style:family="paragraph" style:parent-style-name="Text_20_body">
      <style:paragraph-properties fo:line-height="150%"/>
      <style:text-properties officeooo:paragraph-rsid="001910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78f76"/>
    </style:style>
    <style:style style:name="T4" style:family="text">
      <style:text-properties fo:font-weight="bold" officeooo:rsid="00178f76" style:font-weight-asian="bold" style:font-weight-complex="bold"/>
    </style:style>
    <style:style style:name="T5" style:family="text">
      <style:text-properties officeooo:rsid="00191026"/>
    </style:style>
    <style:style style:name="T6" style:family="text">
      <style:text-properties fo:font-weight="bold" officeooo:rsid="00191026" style:font-weight-asian="bold" style:font-weight-complex="bold"/>
    </style:style>
    <style:style style:name="T7" style:family="text">
      <style:text-properties officeooo:rsid="001d7be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 System for Understanding the 689 Case File</text:h>
      <text:p text:style-name="P2">The best way to make it manageable (and future-proof for your Antora site) is to set up a tiny “system” you can reuse for every remaining item. Below are ready-to-paste <text:span text:style-name="T1">AsciiDoc templates + a workflow</text:span> so you can keep adding documents without losing the big picture.</text:p>
      <text:h text:style-name="P3" text:outline-level="2">1) Minimal workflow (repeat for every piece)<text:span text:style-name="T2"/></text:h>
      <text:list text:style-name="L1">
        <text:list-item>
          <text:p text:style-name="P4"><text:span text:style-name="T1">Assign an ID</text:span> (Doc 1, 1i, 2…; slips as 1a, 2b, etc) <text:span text:style-name="T3">to ech document. This includes a meta data tag of </text:span><text:span text:style-name="T4">:doc-id:</text:span></text:p>
        </text:list-item>
        <text:list-item>
          <text:p text:style-name="P4"><text:span text:style-name="T1">Transliterate (diplomatic)</text:span> → keep line breaks, hyphens, dittos</text:p>
        </text:list-item>
        <text:list-item>
          <text:p text:style-name="P4"><text:span text:style-name="T1">Normalize reading</text:span> → resolve obvious scribal quirks</text:p>
        </text:list-item>
        <text:list-item>
          <text:p text:style-name="P4"><text:span text:style-name="T1">Translation</text:span> → understandable to layman but not a paraphrase</text:p>
        </text:list-item>
        <text:list-item>
          <text:p text:style-name="P4"><text:span text:style-name="T1">Extract events</text:span> (each act/service/decision = 1 event row)</text:p>
        </text:list-item>
        <text:list-item>
          <text:p text:style-name="P4"><text:span text:style-name="T1">Cross-link</text:span>: <text:span text:style-name="T3">described below</text:span></text:p>
        </text:list-item>
      </text:list>
      <text:h text:style-name="P5" text:outline-level="2">2) Use a Document page template</text:h>
      <text:p text:style-name="P6">For each document include this basic information in the AsciiDoc file:</text:p>
      <text:p text:style-name="Preformatted_20_Text">= {doc-title} <text:s/>// e.g., Amt Report to the Rentkammer — 7 Oct 1841 (Doc 2)</text:p>
      <text:p text:style-name="Preformatted_20_Text">:doc-id: doc-02</text:p>
      <text:p text:style-name="Preformatted_20_Text">:place: Bbg.</text:p>
      <text:p text:style-name="Preformatted_20_Text">:doc-date: 1841-10-07</text:p>
      <text:p text:style-name="Preformatted_20_Text">:presented: 1841-10-11 <text:s text:c="2"/>// pr. in Cam</text:p>
      <text:p text:style-name="Preformatted_20_Text">:rescript: <text:s text:c="15"/>// if this sheet contains one</text:p>
      <text:p text:style-name="Preformatted_20_Text">:served: <text:s text:c="17"/>// if the sheet itself records service</text:p>
      <text:p text:style-name="Preformatted_20_Text">:source-images: image4r,image5l,image5r <text:s/>// your filenames/anchors</text:p>
      <text:p text:style-name="Preformatted_20_Text">:related-index: index-row-2</text:p>
      <text:p text:style-name="Preformatted_20_Text"/>
      <text:p text:style-name="Preformatted_20_Text">[abstract]</text:p>
      <text:p text:style-name="Preformatted_20_Text">A short 2–3 line **What this does / Why it matters**. <text:s/></text:p>
      <text:p text:style-name="Preformatted_20_Text">Example: Opposes installments; recommends 190-rthlr loan; lists holding size and debts.</text:p>
      <text:p text:style-name="Preformatted_20_Text"/>
      <text:p text:style-name="Preformatted_20_Text">== Diplomatic transcription</text:p>
      <text:p text:style-name="Preformatted_20_Text">// Keep punctuation/line breaks/hyphenation; bracket uncertainties.</text:p>
      <text:p text:style-name="Preformatted_20_Text">....</text:p>
      <text:p text:style-name="Preformatted_20_Text">&lt;your diplomatic text here&gt;</text:p>
      <text:p text:style-name="Preformatted_20_Text">....</text:p>
      <text:p text:style-name="Preformatted_20_Text"/>
      <text:p text:style-name="Preformatted_20_Text">== Normalized reading (German)</text:p>
      <text:p text:style-name="Preformatted_20_Text">&lt;your lightly normalized German here&gt;</text:p>
      <text:p text:style-name="Preformatted_20_Text"/>
      <text:p text:style-name="Preformatted_20_Text">== Translation (English)</text:p>
      <text:p text:style-name="Preformatted_20_Text">&lt;your smooth translation here&gt;</text:p>
      <text:p text:style-name="Preformatted_20_Text"/>
      <text:p text:style-name="Preformatted_20_Text">== Notes &amp; readings</text:p>
      <text:p text:style-name="Preformatted_20_Text">- Abbreviations expanded: …</text:p>
      <text:p text:style-name="Preformatted_20_Text">- Uncertain letters: …</text:p>
      <text:p text:style-name="Preformatted_20_Text">- Orthography: …</text:p>
      <text:p text:style-name="Preformatted_20_Text"><text:soft-page-break/></text:p>
      <text:p text:style-name="Preformatted_20_Text">== Dates on/around this piece</text:p>
      <text:p text:style-name="Preformatted_20_Text">- Document date: {doc-date}</text:p>
      <text:p text:style-name="Preformatted_20_Text">- Presented (pr. in Cam): {presented}</text:p>
      <text:p text:style-name="Preformatted_20_Text">- Rescript (if any): {rescript}</text:p>
      <text:p text:style-name="Preformatted_20_Text">- Service (if any): {served}</text:p>
      <text:p text:style-name="Preformatted_20_Text"/>
      <text:p text:style-name="Preformatted_20_Text">== Extracted events (from this document)</text:p>
      <text:p text:style-name="Preformatted_20_Text"/>
      <text:p text:style-name="Preformatted_20_Text">[cols="12,16,20,18,18,16",options="header"]</text:p>
      <text:p text:style-name="Preformatted_20_Text">|===</text:p>
      <text:p text:style-name="Preformatted_20_Text">|Date |Type |Actor → Target |Place |Amount/Thing |Source lines</text:p>
      <text:p text:style-name="Preformatted_20_Text"/>
      <text:p text:style-name="P7">| 1841-10-07</text:p>
      <text:p text:style-name="P7">| Report</text:p>
      <text:p text:style-name="P7">| Amt Bückeburg → Rentkammer</text:p>
      <text:p text:style-name="P7">| Bbg. </text:p>
      <text:p text:style-name="P7">| opposes installments; proposes 190 rthlr </text:p>
      <text:p text:style-name="P7">| §2–§4</text:p>
      <text:p text:style-name="Preformatted_20_Text">|===</text:p>
      <text:p text:style-name="Preformatted_20_Text"/>
      <text:h text:style-name="P8" text:outline-level="2">3) Event Log (for the “big piecture”)</text:h>
      <text:p text:style-name="P9"><text:span text:style-name="T5">This table will provide the narrative backbone. It tracks </text:span><text:span text:style-name="T6">every occurance</text:span><text:span text:style-name="T5"> (even if it is only mentioned). </text:span><text:span text:style-name="T7">For inferred dates use an ‘*’.</text:span></text:p>
      <text:p text:style-name="Preformatted_20_Text">= Krückeberg Case — Event Log</text:p>
      <text:p text:style-name="Preformatted_20_Text"/>
      <text:p text:style-name="Preformatted_20_Text">[cols="12,14,20,18,16,20",options="header"]</text:p>
      <text:p text:style-name="Preformatted_20_Text">|===</text:p>
      <text:p text:style-name="Preformatted_20_Text">|Date (ISO) |Type |Actor → Target |Place |Amount/Thing |Source (doc-id §line)</text:p>
      <text:p text:style-name="Preformatted_20_Text"/>
      <text:p text:style-name="Preformatted_20_Text">| 1833-01-01 </text:p>
      <text:p text:style-name="Preformatted_20_Text">| Interest begins </text:p>
      <text:p text:style-name="Preformatted_20_Text">| — </text:p>
      <text:p text:style-name="Preformatted_20_Text">| — </text:p>
      <text:p text:style-name="Preformatted_20_Text">| 5% on 133 rthlr 7 mg (parental debt) </text:p>
      <text:p text:style-name="Preformatted_20_Text">| doc-02 §…</text:p>
      <text:p text:style-name="Preformatted_20_Text"/>
      <text:p text:style-name="Preformatted_20_Text">| 1836-07-30 </text:p>
      <text:p text:style-name="Preformatted_20_Text">| Suit opened </text:p>
      <text:p text:style-name="Preformatted_20_Text">| Hempel &amp; Söhne → Krückeberg </text:p>
      <text:p text:style-name="Preformatted_20_Text">| Minden/Bbg. </text:p>
      <text:p text:style-name="Preformatted_20_Text">| case pending </text:p>
      <text:p text:style-name="Preformatted_20_Text">| doc-02 §…</text:p>
      <text:p text:style-name="Preformatted_20_Text"/>
      <text:p text:style-name="Preformatted_20_Text">| 1841-07-27 </text:p>
      <text:p text:style-name="Preformatted_20_Text">| Service </text:p>
      <text:p text:style-name="Preformatted_20_Text">| Amtsdiener Möller → Krückeberg </text:p>
      <text:p text:style-name="Preformatted_20_Text">| Bbg. </text:p>
      <text:p text:style-name="Preformatted_20_Text">| gleichlautendes Gegenbescheid; fees 22¼ mg </text:p>
      <text:p text:style-name="Preformatted_20_Text">| doc-2b (service slip)</text:p>
      <text:p text:style-name="Preformatted_20_Text"/>
      <text:p text:style-name="Preformatted_20_Text">| 1841-09-08* </text:p>
      <text:p text:style-name="Preformatted_20_Text">| Distraint ordered </text:p>
      <text:p text:style-name="Preformatted_20_Text">| Court → Krückeberg </text:p>
      <text:p text:style-name="Preformatted_20_Text"/>
      <text:p text:style-name="Preformatted_20_Text"><text:soft-page-break/></text:p>
      <text:p text:style-name="Preformatted_20_Text">| — </text:p>
      <text:p text:style-name="Preformatted_20_Text">| Auspfändung (“unter 8 v.M.”) </text:p>
      <text:p text:style-name="Preformatted_20_Text">| doc-02 §… *inferred</text:p>
      <text:p text:style-name="Preformatted_20_Text"/>
      <text:p text:style-name="Preformatted_20_Text">| 1841-10-07 </text:p>
      <text:p text:style-name="Preformatted_20_Text">| Report </text:p>
      <text:p text:style-name="Preformatted_20_Text">| Amt → Rentkammer </text:p>
      <text:p text:style-name="Preformatted_20_Text">| Bbg. </text:p>
      <text:p text:style-name="Preformatted_20_Text">| recommends loan 190 rthlr; denies installments </text:p>
      <text:p text:style-name="Preformatted_20_Text">| doc-02</text:p>
      <text:p text:style-name="Preformatted_20_Text"/>
      <text:p text:style-name="Preformatted_20_Text">| 1841-10-14 </text:p>
      <text:p text:style-name="Preformatted_20_Text">| Rescript </text:p>
      <text:p text:style-name="Preformatted_20_Text">| Rentkammer → Amt </text:p>
      <text:p text:style-name="Preformatted_20_Text">| Bbg. </text:p>
      <text:p text:style-name="Preformatted_20_Text">| deny installments; allow loan; notify </text:p>
      <text:p text:style-name="Preformatted_20_Text">| doc-2a (“Copt.”)</text:p>
      <text:p text:style-name="Preformatted_20_Text">|===</text:p>
      <text:p text:style-name="Preformatted_20_Text"/>
      <text:h text:style-name="Heading_20_2" text:outline-level="2">4) Index mapping (you’ve started this — keep it!)</text:h>
      <text:p text:style-name="Preformatted_20_Text"/>
      <text:p text:style-name="P2">Use your Acten-Designation table as the <text:span text:style-name="T1">navigation spine</text:span>. You already nailed spans and dittos; just keep adding rows as you process new pages, and link each left/right sub-column to the corresponding doc page and/or event log rows.</text:p>
      <text:h text:style-name="Heading_20_2" text:outline-level="2">5) People and Officiers Roster (resolves “who’s who” anxiety)</text:h>
      <text:p text:style-name="Text_20_body">= People &amp; Offices</text:p>
      <text:p text:style-name="Text_20_body"/>
      <text:p text:style-name="Preformatted_20_Text">[cols="22,26,52",options="header"]</text:p>
      <text:p text:style-name="Preformatted_20_Text">|===</text:p>
      <text:p text:style-name="Preformatted_20_Text">|Name/Abbrev |Role |Notes</text:p>
      <text:p text:style-name="Preformatted_20_Text"/>
      <text:p text:style-name="Preformatted_20_Text">| Krückeberg, Johann Heinrich (p.) | Petitioner / debtor | Colon No. 10, Berenbusch</text:p>
      <text:p text:style-name="Preformatted_20_Text">| Hempel &amp; Söhne | Creditor | Minden firm (outside territory)</text:p>
      <text:p text:style-name="Preformatted_20_Text">| Amt Bückeburg | Local office | Executes service/distraint; reports to Rentkammer</text:p>
      <text:p text:style-name="Preformatted_20_Text">| Fürstliche Rentkammer | Central chamber | Issues rescripts; handles Cammer-Casse (treasury)</text:p>
      <text:p text:style-name="Preformatted_20_Text">| Cammer-Casse | Chamber treasury | Source/route for the 190-rthlr loan</text:p>
      <text:p text:style-name="Preformatted_20_Text">| Möller, Amtsdiener | Process server | Insinuation slip, 27 Jul 1841</text:p>
      <text:p text:style-name="Preformatted_20_Text">| GKR od Reik | Privy Chamber Councillor | Submits internal Vorträge; spelling as written</text:p>
      <text:p text:style-name="Preformatted_20_Text">| Of. Creuzinger | Office holder | Reports; provides “Situations-Riß”</text:p>
      <text:p text:style-name="Preformatted_20_Text">| K. R. Berger | Chamber councillor | Mentioned in Jan 1842 routing</text:p>
      <text:p text:style-name="Preformatted_20_Text">| Sr. Durchlaucht | Sovereign | Cited in “Höchstes Rescr.”</text:p>
      <text:p text:style-name="Preformatted_20_Text">|===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" fo:font-size="10.5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0.5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fo:font-size="12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font-size="12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783in" fo:margin-right="0.585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0T13:43:58.047506410</meta:creation-date>
    <dc:date>2025-08-20T16:25:57.776858430</dc:date>
    <meta:editing-duration>PT2H31M44S</meta:editing-duration>
    <meta:editing-cycles>11</meta:editing-cycles>
    <meta:generator>LibreOffice/25.2.4.3$Linux_X86_64 LibreOffice_project/520$Build-3</meta:generator>
    <meta:document-statistic meta:table-count="0" meta:image-count="0" meta:object-count="0" meta:page-count="3" meta:paragraph-count="113" meta:word-count="673" meta:character-count="4235" meta:non-whitespace-character-count="3608"/>
  </office:meta>
</office:document-meta>
</file>